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Filter.ProcessFilter( String filter , String orderKey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ProcessFilter.parseKey( String key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Filter.getDeployedDate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Filter.getStatus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Filter.getName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Filter.getInclu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Filter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cessFilter.getNamespace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Filter.process( ProcessFilter filter , String op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Filter.getFilter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Filter.process( FilterKeysOp key , Restriction &lt; String &gt; r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Filter.getOr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